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6000001FA63FCF9152A51D7F5.png" manifest:media-type="image/png"/>
  <manifest:file-entry manifest:full-path="Pictures/1000000000000304000001F9D3CE6A580B1713D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1" svg:font-family="Carlito" style:font-family-generic="roman" style:font-pitch="variable"/>
    <style:font-face style:name="Carlito2" svg:font-family="Carli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adornments="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Fill_20_LibreOffice">
      <style:graphic-properties fo:min-height="1.111cm" fo:min-width="2.258cm"/>
      <style:paragraph-properties style:writing-mode="lr-tb"/>
    </style:style>
    <style:style style:name="gr4" style:family="graphic" style:parent-style-name="Fill_20_LibreOffice">
      <style:graphic-properties fo:min-height="0.72cm" fo:min-width="1.998cm"/>
      <style:paragraph-properties style:writing-mode="lr-tb"/>
    </style:style>
    <style:style style:name="gr5" style:family="graphic" style:parent-style-name="Fill_20_LibreOffice">
      <style:graphic-properties draw:fill-color="#dde8cb" fo:min-height="1.853cm" fo:min-width="7.32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000000" loext:opacity="100%"/>
    </style:style>
    <style:style style:name="P4" style:family="paragraph">
      <loext:graphic-properties draw:fill-color="#dde8cb"/>
      <style:text-properties fo:color="#000000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427cm" svg:x="1.474cm" svg:y="0.885cm">
          <draw:image xlink:href="Pictures/1000000000000304000001F9D3CE6A580B1713DD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2" draw:layer="layout" svg:width="17.457cm" svg:height="11.412cm" svg:x="1.922cm" svg:y="1.356cm">
          <draw:image xlink:href="Pictures/1000000000000306000001FA63FCF9152A51D7F5.png" xlink:type="simple" xlink:show="embed" xlink:actuate="onLoad" draw:mime-type="image/png">
            <text:p/>
          </draw:image>
        </draw:frame>
        <draw:custom-shape draw:style-name="gr3" draw:layer="layout" svg:width="2.757cm" svg:height="1.36cm" svg:x="3.82cm" svg:y="4.043cm">
          <text:p>Position (0, 0)</text:p>
          <draw:enhanced-geometry svg:viewBox="0 0 21600 21600" draw:glue-points="10800 0 0 10800 10800 21600 21600 10800 ?f40 ?f41" draw:text-areas="0 0 21600 21600" draw:type="rectangular-callout" draw:modifiers="26855.1124002901 20092.28508449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layer="layout" svg:width="2.497cm" svg:height="0.969cm" svg:x="4.136cm" svg:y="5.757cm">
          <text:p>(0, 1)</text:p>
          <draw:enhanced-geometry svg:viewBox="0 0 21600 21600" draw:glue-points="10800 0 0 10800 10800 21600 21600 10800 ?f40 ?f41" draw:text-areas="0 0 21600 21600" draw:type="rectangular-callout" draw:modifiers="27237.7902321857 14964.12371134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layer="layout" svg:width="2.497cm" svg:height="0.969cm" svg:x="3.94cm" svg:y="7.117cm">
          <text:p>(0, 2)</text:p>
          <draw:enhanced-geometry svg:viewBox="0 0 21600 21600" draw:glue-points="10800 0 0 10800 10800 21600 21600 10800 ?f40 ?f41" draw:text-areas="0 0 21600 21600" draw:type="rectangular-callout" draw:modifiers="27644.195356285 5010.30927835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layer="layout" svg:width="2.497cm" svg:height="0.969cm" svg:x="11.538cm" svg:y="3.372cm">
          <text:p>(1, 0)</text:p>
          <draw:enhanced-geometry svg:viewBox="0 0 21600 21600" draw:glue-points="10800 0 0 10800 10800 21600 21600 10800 ?f40 ?f41" draw:text-areas="0 0 21600 21600" draw:type="rectangular-callout" draw:modifiers="8508.56685348279 41507.62886597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layer="layout" svg:width="2.497cm" svg:height="0.969cm" svg:x="15.041cm" svg:y="3.503cm">
          <text:p>(2, 0)</text:p>
          <draw:enhanced-geometry svg:viewBox="0 0 21600 21600" draw:glue-points="10800 0 0 10800 10800 21600 21600 10800 ?f40 ?f41" draw:text-areas="0 0 21600 21600" draw:type="rectangular-callout" draw:modifiers="8508.56685348279 41507.62886597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8.05cm" svg:height="2.329cm" svg:x="3.466cm" svg:y="10.229cm">
          <text:p text:style-name="P3"><text:span text:style-name="T1">getCellByPosition</text:span> <text:span text:style-name="T2">inside a SheetCellR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1" svg:font-family="Carlito" style:font-family-generic="roman" style:font-pitch="variable"/>
    <style:font-face style:name="Carlito2" svg:font-family="Carlito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adornments="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_20_LibreOffice" style:display-name="Fill LibreOffice" style:family="graphic" style:parent-style-name="standard">
      <style:graphic-properties draw:stroke-dash="Dashed_20__28_var_29__20_2" svg:stroke-color="#1b511b" draw:fill-color="#00a500" draw:fill-gradient-name="Gradient_20_2" draw:fill-hatch-name="Red_20_90_20_Degrees_20_Crossed_20_1" draw:fill-image-name="Bitmap_20_1" draw:textarea-horizontal-align="justify" draw:textarea-vertical-align="middle" draw:auto-grow-height="false" fo:min-height="0.226cm" fo:min-width="1.098cm" fo:wrap-option="wrap"/>
      <style:paragraph-properties fo:text-align="center"/>
      <style:text-properties fo:color="#ffffff" loext:opacity="100%" style:font-name="Carlito" fo:font-family="Carlito" style:font-style-name="Bold" style:font-family-generic="swiss" style:font-pitch="variable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0-12-08T17:18:33.876129761</meta:creation-date>
    <dc:date>2020-12-11T18:55:31.282647651</dc:date>
    <dc:creator>Rafael Lima</dc:creator>
    <meta:editing-duration>PT1H35M43S</meta:editing-duration>
    <meta:editing-cycles>13</meta:editing-cycles>
    <meta:generator>LibreOffice/7.0.3.1$Linux_X86_64 LibreOffice_project/00$Build-1</meta:generator>
    <meta:document-statistic meta:object-count="8"/>
  </office:meta>
</office:document-meta>
</file>